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Heading_20_1">
      <style:text-properties style:language-asian="ru" style:country-asian="RU"/>
    </style:style>
    <style:style style:name="P4" style:family="paragraph" style:parent-style-name="Код">
      <style:text-properties style:language-asian="ru" style:country-asian="RU"/>
    </style:style>
    <style:style style:name="P5" style:family="paragraph" style:parent-style-name="Код">
      <style:text-properties fo:language="en" fo:country="US" style:language-asian="ru" style:country-asian="RU"/>
    </style:style>
    <style:style style:name="P6" style:family="paragraph" style:parent-style-name="Heading_20_4">
      <style:text-properties style:language-asian="ru" style:country-asian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officeooo:rsid="001a7b5a" style:language-asian="ru" style:country-asian="RU"/>
    </style:style>
    <style:style style:name="T4" style:family="text">
      <style:text-properties fo:language="en" fo:country="US" officeooo:rsid="001a7b5a"/>
    </style:style>
    <style:style style:name="T5" style:family="text">
      <style:text-properties fo:language="en" fo:country="US" officeooo:rsid="001d21ca"/>
    </style:style>
    <style:style style:name="T6" style:family="text">
      <style:text-properties fo:language="ru" fo:country="RU"/>
    </style:style>
    <style:style style:name="T7" style:family="text">
      <style:text-properties style:language-asian="ru" style:country-asian="RU"/>
    </style:style>
    <style:style style:name="T8" style:family="text">
      <style:text-properties officeooo:rsid="001d6c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Лабораторная работа <text:span text:style-name="T4">21</text:span></text:h>
      <text:h text:style-name="Heading_20_4" text:outline-level="4"><text:span text:style-name="T3">21</text:span><text:span text:style-name="T2">.1</text:span><text:span text:style-name="T7"> [#</text:span><text:span text:style-name="T2">4</text:span><text:span text:style-name="T7">0]</text:span></text:h>
      <text:p text:style-name="Standard">Разработайте с использованием типа данных множество программу</text:p>
      <text:p text:style-name="Standard">PROGRAM Prime(INPUT, OUTPUT)</text:p>
      <text:p text:style-name="P2">которая находит простые числа в  диапазоне, ограниченном от 2 до 100, методом «Решето Эратосфена», который заключается в следующем:</text:p>
      <text:p text:style-name="Standard"><text:bookmark text:name="p41299-4"/></text:p>
      <text:p text:style-name="P2"><text:bookmark text:name="p41299-5"/>Принимается, что минимальное простое число равно 2. В «решето» помещают все числа в заданном диапазоне. Минимальное число в диапазоне считается простым. Далее оно удаляется из решета и удаляются все ему кратные. Новое минимальное число в диапазоне также является простым. <text:line-break/>Процесс повторяется, пока не будет достигнуто максимальное число в диапазоне.</text:p>
      <text:p text:style-name="Standard"/>
      <text:p text:style-name="Standard"><text:span text:style-name="T7">Д</text:span><text:bookmark text:name="p41299-6"/><text:span text:style-name="T7">ля диапазона 2 .. 16 процесс будет выглядеть следующим образом.<text:line-break/>S = {2, 3, 4, 5, 6, 7, 8, 9, 10, 11, 12, 13, 14, 15, 16}<text:line-break/>удаляем кратные 2<text:line-break/>S – {2, 4, 6, 8, 10, 12, 14, 16} = {3, 5, 7, 9, 11, 13, 15}<text:line-break/>удаляем кратные 3<text:line-break/>{3, 5, 7, 9, 11, 13, 15} – {3, 6, 9, 12, 15} = {5, 7, 11, 13}<text:line-break/>и так далее…</text:span></text:p>
      <text:p text:style-name="Standard"><text:line-break/>Пример</text:p>
      <text:p text:style-name="Код">С<text:bookmark text:name="p41299-7"/>одержимое решета <text:s text:c="21"/>удаляем <text:s text:c="12"/>кратное</text:p>
      <text:p text:style-name="P4">{2,3,4,5,6,7,8,9,10,11,12,13,14,15,16} {2,4,6,8,10,12,14,16} <text:s/>2</text:p>
      <text:p text:style-name="Код">{3,5,7,9,11,13,15} <text:s text:c="20"/>{3,6,9,12,15} <text:s text:c="9"/>3</text:p>
      <text:p text:style-name="Код">{5,7,11,13} <text:s text:c="27"/>{5,10,15} <text:s text:c="13"/>5</text:p>
      <text:p text:style-name="Код">{7,11,13} <text:s text:c="29"/>{7,14} <text:s text:c="16"/>7</text:p>
      <text:p text:style-name="Код">{11,13} <text:s text:c="31"/>{11} <text:s text:c="18"/>11</text:p>
      <text:p text:style-name="Код">{13} <text:s text:c="34"/>{13} <text:s text:c="18"/>13</text:p>
      <text:p text:style-name="Код"/>
      <text:p text:style-name="Код">Простые числа в диапазоне до 16 будут 2,3,5,7,11,13</text:p>
      <text:h text:style-name="Heading_20_4" text:outline-level="4"><text:span text:style-name="T4">21</text:span><text:span text:style-name="T6">.2</text:span> [#<text:span text:style-name="T6">2</text:span>0]</text:h>
      <text:p text:style-name="Standard"><text:span text:style-name="T7">Соберите программу SortDate. Допишите недостающие разделы проекта.<text:line-break/>Входной файл дат называется 'FI.TXT'.</text:span></text:p>
      <text:p text:style-name="P2"/>
      <text:p text:style-name="P2"/>
      <text:p text:style-name="Код">DP1</text:p>
      <text:p text:style-name="Код"><text:span text:style-name="T7">PROGRAM SortDate</text:span><text:span text:style-name="T2">(INPUT, OUTPUT)</text:span><text:span text:style-name="T7">;</text:span></text:p>
      <text:p text:style-name="Код">TYPE</text:p>
      <text:p text:style-name="Код"><text:s text:c="2"/>Month = (NoMonth, J<text:span text:style-name="T5">an</text:span>, <text:span text:style-name="T1">Feb</text:span>, <text:span text:style-name="T1">Mar</text:span>, <text:span text:style-name="T1">Apr</text:span>, <text:span text:style-name="T1">May</text:span>, <text:span text:style-name="T1">Jun</text:span>,</text:p>
      <text:p text:style-name="Код"><text:s text:c="20"/><text:span text:style-name="T1">Jul</text:span>, <text:span text:style-name="T1">Aug</text:span>, <text:span text:style-name="T1">Sep</text:span>, <text:span text:style-name="T1">Oct</text:span>, <text:span text:style-name="T1">Nov</text:span>, <text:span text:style-name="T1">Dec</text:span>);</text:p>
      <text:p text:style-name="Код"><text:s text:c="2"/>DayNum = 1..31;</text:p>
      <text:p text:style-name="Код"><text:s text:c="2"/>Date <text:s text:c="2"/>= RECORD</text:p>
      <text:p text:style-name="Код"><text:s text:c="13"/>Mo : Month;</text:p>
      <text:p text:style-name="Код"><text:s text:c="13"/>Day: DayNum</text:p>
      <text:p text:style-name="Код"><text:s text:c="11"/>END;</text:p>
      <text:p text:style-name="Код"><text:s text:c="2"/>FileOfDate = FILE OF Date;</text:p>
      <text:p text:style-name="Код"><text:soft-page-break/>VAR</text:p>
      <text:p text:style-name="Код"><text:s text:c="2"/>Copying: BOOLEAN;</text:p>
      <text:p text:style-name="Код"><text:s text:c="2"/>D, VarDate: Date;</text:p>
      <text:p text:style-name="Код"><text:s text:c="2"/>TFile, DateFile: FileOfDate;</text:p>
      <text:p text:style-name="Код"><text:s text:c="2"/>FInput: TEXT;</text:p>
      <text:p text:style-name="Код"/>
      <text:p text:style-name="Код"><text:span text:style-name="T5">B</text:span>EGIN{SortDate}</text:p>
      <text:p text:style-name="Код"><text:s text:c="2"/>ASSIGN(DateFile, 'DF.DAT');</text:p>
      <text:p text:style-name="Код"><text:s text:c="2"/>ASSIGN(TFile, 'TF.DAT');</text:p>
      <text:p text:style-name="P4"><text:s text:c="2"/>ASSIGN(FInput, 'FI.TXT');</text:p>
      <text:p text:style-name="Код"><text:s text:c="2"/>REWRITE(DateFile);</text:p>
      <text:p text:style-name="Код"><text:s text:c="2"/>RESET(FInput);</text:p>
      <text:p text:style-name="Код"><text:s text:c="2"/>ReadDate(FINPUT, VarDate);</text:p>
      <text:p text:style-name="Код"><text:s text:c="2"/>READLN(FINPUT);</text:p>
      <text:p text:style-name="Код"><text:s text:c="2"/>WRITE(DateFile, VarDate);</text:p>
      <text:p text:style-name="Код"><text:s text:c="2"/>RESET(DateFile);</text:p>
      <text:p text:style-name="Код"><text:s text:c="2"/>WHILE NOT EOF(FInput)</text:p>
      <text:p text:style-name="Код"><text:s text:c="2"/>DO</text:p>
      <text:p text:style-name="Код"><text:s text:c="4"/>{Поместить новую дату в DateFile в соответствующее место}</text:p>
      <text:p text:style-name="Код"><text:s text:c="2"/>{Копируем DateFile в OUTPUT}</text:p>
      <text:p text:style-name="Код">END.{SortDate}</text:p>
      <text:p text:style-name="Код"/>
      <text:p text:style-name="Код">PROCEDURE WriteDate (VAR FOut: TEXT; VAR Result: Date);</text:p>
      <text:p text:style-name="Код">BEGIN{WriteDate}</text:p>
      <text:p text:style-name="Код"><text:s text:c="2"/>WriteMonth(FOut,Result.Mo);</text:p>
      <text:p text:style-name="P4"><text:s text:c="2"/>WRITE(FOut,Result.Day:3)</text:p>
      <text:p text:style-name="Код">END;{WriteDate}</text:p>
      <text:p text:style-name="Код"/>
      <text:p text:style-name="Код">PROCEDURE ReadDate (VAR FIn: TEXT; VAR Result: Date);</text:p>
      <text:p text:style-name="Код">BEGIN{ReadDate}</text:p>
      <text:p text:style-name="Код"><text:s text:c="2"/>ReadMonth(FIn,Result.Mo);</text:p>
      <text:p text:style-name="Код"><text:s text:c="2"/>READ(FIn,Result.Day)</text:p>
      <text:p text:style-name="Код">END;{ReadDate}</text:p>
      <text:p text:style-name="Код"/>
      <text:p text:style-name="Код">PROCEDURE ReadMonth(VAR FIn: TEXT; VAR Mo: Month);</text:p>
      <text:p text:style-name="Код">VAR</text:p>
      <text:p text:style-name="Код"><text:s text:c="2"/>Ch1, Ch2, Ch3: CHAR;</text:p>
      <text:p text:style-name="Код">BEGIN{ReadMonth}</text:p>
      <text:p text:style-name="Код"><text:s text:c="2"/>READ(FIn,Ch1,Ch2,Ch3);</text:p>
      <text:p text:style-name="Код"><text:s text:c="2"/>IF (Ch1 = 'J')AND (Ch2 = 'A')AND (Ch3 = 'N') THEN Mo:=<text:span text:style-name="T1">J</text:span><text:span text:style-name="T5">an</text:span> ELSE</text:p>
      <text:p text:style-name="Код"><text:s text:c="2"/>IF (Ch1 = 'F')AND (Ch2 = 'E')AND (Ch3 = 'B') THEN Mo:=<text:span text:style-name="T1">Feb</text:span> ELSE</text:p>
      <text:p text:style-name="Код"><text:s text:c="2"/>IF (Ch1 = 'M')AND (Ch2 = 'A')AND (Ch3 = 'R') THEN Mo:=<text:span text:style-name="T1">Mar</text:span> ELSE</text:p>
      <text:p text:style-name="Код"><text:s text:c="2"/>IF (Ch1 = 'A')AND (Ch2 = 'P')AND (Ch3 = 'R') THEN Mo:=<text:span text:style-name="T1">Apr</text:span> ELSE</text:p>
      <text:p text:style-name="Код"><text:s text:c="2"/>IF (Ch1 = 'M')AND (Ch2 = 'A')AND (Ch3 = 'Y') THEN Mo:=<text:span text:style-name="T1">May</text:span> ELSE</text:p>
      <text:p text:style-name="Код"><text:s text:c="2"/>IF (Ch1 = 'J')AND (Ch2 = 'U')AND (Ch3 = 'N') THEN Mo:=<text:span text:style-name="T1">Jun</text:span> ELSE</text:p>
      <text:p text:style-name="Код"><text:s text:c="2"/>IF (Ch1 = 'J')AND (Ch2 = 'U')AND (Ch3 = 'L') THEN Mo:=<text:span text:style-name="T1">Jul</text:span> ELSE</text:p>
      <text:p text:style-name="Код"><text:s text:c="2"/>IF (Ch1 = 'A')AND (Ch2 = 'U')AND (Ch3 = 'G') THEN Mo:=<text:span text:style-name="T1">Aug</text:span> ELSE</text:p>
      <text:p text:style-name="Код"><text:s text:c="2"/>IF (Ch1 = 'S')AND (Ch2 = 'E')AND (Ch3 = 'P') THEN Mo:=<text:span text:style-name="T1">Sep</text:span> ELSE</text:p>
      <text:p text:style-name="Код"><text:s text:c="2"/>IF (Ch1 = 'O')AND (Ch2 = 'C')AND (Ch3 = 'T') THEN Mo:=<text:span text:style-name="T1">Oct</text:span> ELSE</text:p>
      <text:p text:style-name="Код"><text:s text:c="2"/>IF (Ch1 = 'N')AND (Ch2 = 'O')AND (Ch3 = 'V') THEN Mo:=<text:span text:style-name="T1">Nov</text:span> ELSE</text:p>
      <text:p text:style-name="Код"><text:s text:c="2"/>IF (Ch1 = 'D')AND (Ch2 = 'E')AND (Ch3 = 'C') THEN Mo:=<text:span text:style-name="T1">Dec</text:span></text:p>
      <text:p text:style-name="Код"><text:s text:c="4"/>ELSE Mo := NoMonth</text:p>
      <text:p text:style-name="Код"><text:soft-page-break/>END;{ReadMonth}</text:p>
      <text:p text:style-name="Код"/>
      <text:p text:style-name="Код">PROCEDURE WriteMonth(VAR FOut: TEXT; VAR Mo: Month);</text:p>
      <text:p text:style-name="Код">VAR</text:p>
      <text:p text:style-name="Код"><text:s text:c="2"/>Ch1, Ch2, Ch3: CHAR;</text:p>
      <text:p text:style-name="Код">BEGIN {WriteMonth}</text:p>
      <text:p text:style-name="Код"><text:s text:c="2"/>IF Mo = <text:span text:style-name="T1">Jan</text:span> THEN WRITE('JAN') ELSE</text:p>
      <text:p text:style-name="Код"><text:s text:c="2"/>IF Mo = <text:span text:style-name="T1">Feb</text:span> THEN WRITE('FEB') ELSE</text:p>
      <text:p text:style-name="Код"><text:s text:c="2"/>IF Mo = <text:span text:style-name="T1">Mar</text:span> THEN WRITE('MAR') ELSE</text:p>
      <text:p text:style-name="Код"><text:s text:c="2"/>IF Mo = <text:span text:style-name="T1">Apr</text:span> THEN WRITE('APR') ELSE</text:p>
      <text:p text:style-name="Код"><text:s text:c="2"/>IF Mo = <text:span text:style-name="T1">May</text:span> THEN WRITE('MAY') ELSE</text:p>
      <text:p text:style-name="Код"><text:s text:c="2"/>IF Mo = <text:span text:style-name="T1">Jun</text:span> THEN WRITE('JUN') ELSE</text:p>
      <text:p text:style-name="Код"><text:s text:c="2"/>IF Mo = <text:span text:style-name="T1">Jul</text:span> THEN WRITE('JUL') ELSE</text:p>
      <text:p text:style-name="Код"><text:s text:c="2"/>IF Mo = <text:span text:style-name="T1">Aug</text:span> THEN WRITE('AUG') ELSE</text:p>
      <text:p text:style-name="Код"><text:s text:c="2"/>IF Mo = <text:span text:style-name="T1">Sep</text:span> THEN WRITE('SEP') ELSE</text:p>
      <text:p text:style-name="Код"><text:s text:c="2"/>IF Mo = <text:span text:style-name="T1">Oct</text:span> THEN WRITE('OCT') ELSE</text:p>
      <text:p text:style-name="Код"><text:s text:c="2"/>IF Mo = <text:span text:style-name="T1">Nov</text:span> THEN WRITE('NOV') ELSE</text:p>
      <text:p text:style-name="Код"><text:s text:c="2"/>IF Mo = <text:span text:style-name="T1">Dec</text:span> THEN WRITE('DEC')</text:p>
      <text:p text:style-name="Код"><text:s text:c="4"/>ELSE WRITE('NoMonth')</text:p>
      <text:p text:style-name="Код">END; {WriteMonth}</text:p>
      <text:p text:style-name="Код"/>
      <text:p text:style-name="Код"/>
      <text:p text:style-name="Код">FUNCTION Less(VAR D1, D2: Date): BOOLEAN;</text:p>
      <text:p text:style-name="Код"><text:s text:c="2"/>{Less:= D1 &lt; D2}</text:p>
      <text:p text:style-name="Код"><text:s text:c="2"/>BEGIN {Less}</text:p>
      <text:p text:style-name="Код"><text:s text:c="2"/>IF D1.Mo &lt; D2.Mo</text:p>
      <text:p text:style-name="Код"><text:s text:c="2"/>THEN</text:p>
      <text:p text:style-name="Код"><text:s text:c="4"/>Less := TRUE</text:p>
      <text:p text:style-name="Код"><text:s text:c="2"/>ELSE</text:p>
      <text:p text:style-name="Код"><text:s text:c="4"/>IF D1.Mo &gt; D2.Mo</text:p>
      <text:p text:style-name="Код"><text:s text:c="6"/>THEN</text:p>
      <text:p text:style-name="Код"><text:s text:c="8"/>Less := FALSE</text:p>
      <text:p text:style-name="Код"><text:s text:c="6"/>ELSE {D1.Mo = D2.Mo}</text:p>
      <text:p text:style-name="Код"><text:s text:c="8"/>Less := (D1.Day &lt; D2.Day)</text:p>
      <text:p text:style-name="Код"><text:s text:c="2"/>END; {Less}</text:p>
      <text:p text:style-name="Код"/>
      <text:p text:style-name="Код">PROCEDURE CopyOut( VAR DateFile: FileOfDate);</text:p>
      <text:p text:style-name="Код"><text:s text:c="4"/>VAR</text:p>
      <text:p text:style-name="Код"><text:s text:c="7"/>VarDate :Date;</text:p>
      <text:p text:style-name="Код"><text:s text:c="5"/>BEGIN {CopyOut}</text:p>
      <text:p text:style-name="Код"><text:s text:c="7"/>WHILE NOT EOF(DateFile)</text:p>
      <text:p text:style-name="Код"><text:s text:c="7"/>DO</text:p>
      <text:p text:style-name="Код"><text:s text:c="9"/>BEGIN</text:p>
      <text:p text:style-name="Код"><text:s text:c="11"/>READ(DateFile,VarDate);</text:p>
      <text:p text:style-name="Код"><text:s text:c="11"/>WriteDate(OUTPUT,VarDate);</text:p>
      <text:p text:style-name="Код"><text:s text:c="11"/>WRITELN;</text:p>
      <text:p text:style-name="Код"><text:s text:c="9"/>END</text:p>
      <text:p text:style-name="Код"><text:s text:c="5"/>END;{CopyOut}</text:p>
      <text:p text:style-name="Код"><text:line-break/><text:bookmark text:name="p41299-12"/></text:p>
      <text:p text:style-name="Код">DP 1.2<text:bookmark text:name="p41299-13"/></text:p>
      <text:p text:style-name="Код"><text:span text:style-name="T2">{</text:span><text:span text:style-name="T7">Копируем</text:span><text:span text:style-name="T2"> DateFile </text:span><text:span text:style-name="T7">в</text:span><text:span text:style-name="T2"> OUTPUT}</text:span></text:p>
      <text:p text:style-name="Код"><text:soft-page-break/><text:s text:c="6"/>RESET(DateFile);</text:p>
      <text:p text:style-name="Код"><text:span text:style-name="T2"><text:s text:c="6"/></text:span><text:span text:style-name="T7">CopyOut( DateFile);</text:span></text:p>
      <text:p text:style-name="Код"/>
      <text:p text:style-name="Код">DP 1.1<text:bookmark text:name="p41299-14"/></text:p>
      <text:p text:style-name="Код">{Поместить новую дату в DateFile в соответствующее место}</text:p>
      <text:p text:style-name="Код"><text:span text:style-name="T7"><text:s text:c="7"/></text:span><text:span text:style-name="T2">BEGIN</text:span></text:p>
      <text:p text:style-name="Код"><text:s text:c="9"/>ReadDate(FINPUT,D);</text:p>
      <text:p text:style-name="Код"><text:s text:c="9"/>READLN(FINPUT);</text:p>
      <text:p text:style-name="Код"><text:s text:c="9"/>IF (D.Mo &lt;&gt; NoMonth)</text:p>
      <text:p text:style-name="Код"><text:s text:c="9"/>THEN</text:p>
      <text:p text:style-name="P5"><text:s text:c="11"/>BEGIN</text:p>
      <text:p text:style-name="Код"><text:span text:style-name="T2"><text:s text:c="13"/></text:span><text:span text:style-name="T7">{копируем элементы меньшие,чем D из DateFile в TFile}</text:span></text:p>
      <text:p text:style-name="Код"><text:span text:style-name="T7"><text:s text:c="13"/></text:span><text:span text:style-name="T2">{</text:span><text:span text:style-name="T7">копируем</text:span><text:span text:style-name="T2"> D </text:span><text:span text:style-name="T7">в</text:span><text:span text:style-name="T2"> TFile}</text:span></text:p>
      <text:p text:style-name="Код"><text:s text:c="13"/>WRITE(TFILE,D);</text:p>
      <text:p text:style-name="Код"><text:span text:style-name="T2"><text:s text:c="13"/></text:span><text:span text:style-name="T7">{копируем остаток DateFile в TFile}</text:span></text:p>
      <text:p text:style-name="Код"><text:span text:style-name="T7"><text:s text:c="13"/></text:span><text:span text:style-name="T2">{</text:span><text:span text:style-name="T7">копируем</text:span><text:span text:style-name="T2"> TFile </text:span><text:span text:style-name="T7">в</text:span><text:span text:style-name="T2"> DateFile}</text:span></text:p>
      <text:p text:style-name="Код"><text:s text:c="11"/>END;</text:p>
      <text:p text:style-name="Код"><text:span text:style-name="T2"><text:s text:c="7"/></text:span><text:span text:style-name="T7">END;</text:span></text:p>
      <text:p text:style-name="Код"/>
      <text:p text:style-name="Код">DP 1.1.1</text:p>
      <text:p text:style-name="Код">{копируем элементы меньшие, чем D из DateFile в TFile}</text:p>
      <text:p text:style-name="Код"><text:span text:style-name="T7"><text:s text:c="14"/></text:span><text:span text:style-name="T2">BEGIN</text:span></text:p>
      <text:p text:style-name="Код"><text:s text:c="16"/>REWRITE(TFile);</text:p>
      <text:p text:style-name="Код"><text:s text:c="16"/>Copying := TRUE;</text:p>
      <text:p text:style-name="Код"><text:s text:c="16"/>WHILE NOT EOF(DateFile) AND Copying</text:p>
      <text:p text:style-name="Код"><text:s text:c="16"/>DO</text:p>
      <text:p text:style-name="Код"><text:s text:c="18"/>BEGIN</text:p>
      <text:p text:style-name="P5"><text:s text:c="20"/>READ(DateFile,VarDate);</text:p>
      <text:p text:style-name="Код"><text:s text:c="20"/>IF Less(VarDate,D)</text:p>
      <text:p text:style-name="Код"><text:s text:c="20"/>THEN</text:p>
      <text:p text:style-name="Код"><text:s text:c="22"/>WRITE(TFile,VarDate)</text:p>
      <text:p text:style-name="Код"><text:span text:style-name="T2"><text:s text:c="20"/></text:span><text:span text:style-name="T7">ELSE</text:span></text:p>
      <text:p text:style-name="Код"><text:s text:c="22"/>Copying := FALSE</text:p>
      <text:p text:style-name="Код"><text:s text:c="18"/>END</text:p>
      <text:p text:style-name="Код"><text:s text:c="14"/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8H31M12S</meta:editing-duration>
    <meta:editing-cycles>40</meta:editing-cycles>
    <meta:generator>LibreOffice/5.1.3.2$Windows_x86 LibreOffice_project/644e4637d1d8544fd9f56425bd6cec110e49301b</meta:generator>
    <dc:date>2017-03-27T20:28:58.297000000</dc:date>
    <meta:document-statistic meta:table-count="0" meta:image-count="0" meta:object-count="0" meta:page-count="4" meta:paragraph-count="159" meta:word-count="732" meta:character-count="5544" meta:non-whitespace-character-count="4005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